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_B(A)</text:p>
          </table:table-cell>
          <table:table-cell office:value-type="string" calcext:value-type="string">
            <text:p>V_h(mV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1.6" calcext:value-type="float">
            <text:p>-41.6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-38.4" calcext:value-type="float">
            <text:p>-38.4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-35.3" calcext:value-type="float">
            <text:p>-35.3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-31.1" calcext:value-type="float">
            <text:p>-31.1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-26.8" calcext:value-type="float">
            <text:p>-26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2.7" calcext:value-type="float">
            <text:p>-22.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-13.4" calcext:value-type="float">
            <text:p>-13.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-6.7" calcext:value-type="float">
            <text:p>-6.7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-0.19" calcext:value-type="float">
            <text:p>-0.19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 office:value-type="float" office:value="-0.59" calcext:value-type="float">
            <text:p>-0.59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table:formula="of:=-1.2-2" office:value-type="float" office:value="-3.2" calcext:value-type="float">
            <text:p>-3.2</text:p>
          </table:table-cell>
          <table:table-cell office:value-type="float" office:value="29.8" calcext:value-type="float">
            <text:p>29.8</text:p>
          </table:table-cell>
        </table:table-row>
        <table:table-row table:style-name="ro1">
          <table:table-cell office:value-type="float" office:value="-1.19" calcext:value-type="float">
            <text:p>-1.19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float" office:value="-1.39" calcext:value-type="float">
            <text:p>-1.39</text:p>
          </table:table-cell>
          <table:table-cell office:value-type="float" office:value="38.1" calcext:value-type="float">
            <text:p>38.1</text:p>
          </table:table-cell>
        </table:table-row>
        <table:table-row table:style-name="ro1">
          <table:table-cell office:value-type="float" office:value="-1.59" calcext:value-type="float">
            <text:p>-1.59</text:p>
          </table:table-cell>
          <table:table-cell office:value-type="float" office:value="42.2" calcext:value-type="float">
            <text:p>42.2</text:p>
          </table:table-cell>
        </table:table-row>
        <table:table-row table:style-name="ro1">
          <table:table-cell office:value-type="float" office:value="-1.82" calcext:value-type="float">
            <text:p>-1.82</text:p>
          </table:table-cell>
          <table:table-cell office:value-type="float" office:value="46.5" calcext:value-type="float">
            <text:p>46.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49.8" calcext:value-type="float">
            <text:p>49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7:00:09.518470930</meta:creation-date>
    <dc:date>2018-11-06T17:04:25.835534327</dc:date>
    <meta:editing-duration>PT4M16S</meta:editing-duration>
    <meta:editing-cycles>1</meta:editing-cycles>
    <meta:document-statistic meta:table-count="1" meta:cell-count="44" meta:object-count="0"/>
    <meta:generator>LibreOffice/5.1.6.2$Linux_X86_64 LibreOffice_project/10m0$Build-2</meta:generator>
  </office:meta>
</office:document-meta>
</file>